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lien League" svg:font-family="'Alien League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5.868cm"/>
    </style:style>
    <style:style style:name="co4" style:family="table-column">
      <style:table-column-properties fo:break-before="auto" style:column-width="8.44cm"/>
    </style:style>
    <style:style style:name="co5" style:family="table-column">
      <style:table-column-properties fo:break-before="auto" style:column-width="7.234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012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Index</text:p>
          </table:table-cell>
          <table:table-cell table:style-name="ce2" office:value-type="string">
            <text:p>Quantity</text:p>
          </table:table-cell>
          <table:table-cell table:style-name="ce4" office:value-type="string">
            <text:p>Part Numb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ustomer Reference</text:p>
          </table:table-cell>
          <table:table-cell table:style-name="ce2" office:value-type="string">
            <text:p>Available Quantity</text:p>
          </table:table-cell>
          <table:table-cell table:style-name="ce4" office:value-type="string">
            <text:p>Unit Price USD</text:p>
          </table:table-cell>
          <table:table-cell table:style-name="ce4" office:value-type="string">
            <text:p>Extended Price USD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string">
            <text:p>F3568-ND</text:p>
          </table:table-cell>
          <table:table-cell office:value-type="string">
            <text:p>FUSE 1000V 3AB FAST CERM ,315A</text:p>
          </table:table-cell>
          <table:table-cell office:value-type="string">
            <text:p>FUSIBLE 1000V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19">
            <text:p>7,19</text:p>
          </table:table-cell>
          <table:table-cell table:style-name="ce5" office:value-type="currency" office:currency="USD" office:value="14.38">
            <text:p>$14,38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office:value-type="string">
            <text:p>751-1292-5-ND</text:p>
          </table:table-cell>
          <table:table-cell office:value-type="string">
            <text:p>OPTOCOUPLER HI GAIN WIDE BW 8DIP</text:p>
          </table:table-cell>
          <table:table-cell office:value-type="string">
            <text:p>OPTOACOPLADOR LINEAL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.43">
            <text:p>4,43</text:p>
          </table:table-cell>
          <table:table-cell table:style-name="ce5" office:value-type="currency" office:currency="USD" office:value="17.72">
            <text:p>$17,72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string">
            <text:p>850F10KE-ND</text:p>
          </table:table-cell>
          <table:table-cell office:value-type="string">
            <text:p>RES ALUM HOUSED WW 10K OHM 50W</text:p>
          </table:table-cell>
          <table:table-cell office:value-type="string">
            <text:p>RESISTENCIA DESCAR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68">
            <text:p>7,68</text:p>
          </table:table-cell>
          <table:table-cell table:style-name="ce5" office:value-type="currency" office:currency="USD" office:value="15.36">
            <text:p>$15,36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office:value-type="string">
            <text:p>MT7348-ND</text:p>
          </table:table-cell>
          <table:table-cell office:value-type="string">
            <text:p>SENSOR CURRENT +/-1500A +/-15V</text:p>
          </table:table-cell>
          <table:table-cell office:value-type="string">
            <text:p>SENSOR CORRIENTE EFECTO HAL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5" office:value-type="currency" office:currency="USD" office:value="85">
            <text:p>$85,00</text:p>
          </table:table-cell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office:value-type="string">
            <text:p>EA-XPR-003-ND</text:p>
          </table:table-cell>
          <table:table-cell office:value-type="string">
            <text:p>BOARD LPCXPRESSO LPC1769</text:p>
          </table:table-cell>
          <table:table-cell office:value-type="string">
            <text:p>LpcXpress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.95">
            <text:p>29,95</text:p>
          </table:table-cell>
          <table:table-cell table:style-name="ce5" office:value-type="currency" office:currency="USD" office:value="29.95">
            <text:p>$29,95</text:p>
          </table:table-cell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office:value-type="string">
            <text:p>768-1007-1-ND</text:p>
          </table:table-cell>
          <table:table-cell office:value-type="string">
            <text:p>IC USB FS SERIAL UART 28-SSOP</text:p>
          </table:table-cell>
          <table:table-cell office:value-type="string">
            <text:p>IC Usb-Uar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">
            <text:p>4,5</text:p>
          </table:table-cell>
          <table:table-cell table:style-name="ce5" office:value-type="currency" office:currency="USD" office:value="9">
            <text:p>$9,00</text:p>
          </table:table-cell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office:value-type="string">
            <text:p>679-1358-ND</text:p>
          </table:table-cell>
          <table:table-cell office:value-type="string">
            <text:p>SWITCH OPERATOR 24MM EMERGENCY</text:p>
          </table:table-cell>
          <table:table-cell office:value-type="string">
            <text:p>Boton Paro de Emergenci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.25">
            <text:p>9,25</text:p>
          </table:table-cell>
          <table:table-cell table:style-name="ce5" office:value-type="currency" office:currency="USD" office:value="9.25">
            <text:p>$9,25</text:p>
          </table:table-cell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office:value-type="string">
            <text:p>732-1927-ND</text:p>
          </table:table-cell>
          <table:table-cell office:value-type="string">
            <text:p>HEADER MALE 4,20MM DUAL VERT 2P</text:p>
          </table:table-cell>
          <table:table-cell office:value-type="string">
            <text:p>Conector drivers contactores y luc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81">
            <text:p>0,81</text:p>
          </table:table-cell>
          <table:table-cell table:style-name="ce5" office:value-type="currency" office:currency="USD" office:value="4.86">
            <text:p>$4,86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office:value-type="string">
            <text:p>296-1284-1-ND</text:p>
          </table:table-cell>
          <table:table-cell office:value-type="string">
            <text:p>IC OPAMP JFET 3MHZ DUAL 8SOIC</text:p>
          </table:table-cell>
          <table:table-cell office:value-type="string">
            <text:p>Operacional Dobl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66">
            <text:p>0,66</text:p>
          </table:table-cell>
          <table:table-cell table:style-name="ce5" office:value-type="currency" office:currency="USD" office:value="3.96">
            <text:p>$3,96</text:p>
          </table:table-cell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office:value-type="string">
            <text:p>4N28VS-ND</text:p>
          </table:table-cell>
          <table:table-cell office:value-type="string">
            <text:p>OPTOCOUPLER PHOTOTRANS 10% 6DIP</text:p>
          </table:table-cell>
          <table:table-cell office:value-type="string">
            <text:p>Optoacoplador salida transisto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7">
            <text:p>0,57</text:p>
          </table:table-cell>
          <table:table-cell table:style-name="ce5" office:value-type="currency" office:currency="USD" office:value="2.28">
            <text:p>$2,28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office:value-type="string">
            <text:p>SRR1260-331KCT-ND</text:p>
          </table:table-cell>
          <table:table-cell office:value-type="string">
            <text:p>INDUCTOR POWER 330UH 1,15A SMD</text:p>
          </table:table-cell>
          <table:table-cell office:value-type="string">
            <text:p>Inductancia 330mH fuent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93">
            <text:p>0,93</text:p>
          </table:table-cell>
          <table:table-cell table:style-name="ce5" office:value-type="currency" office:currency="USD" office:value="1.86">
            <text:p>$1,86</text:p>
          </table:table-cell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office:value-type="string">
            <text:p>296-21824-1-ND</text:p>
          </table:table-cell>
          <table:table-cell office:value-type="string">
            <text:p>IC REG BUCK 5V 1A 5-DDPAK</text:p>
          </table:table-cell>
          <table:table-cell office:value-type="string">
            <text:p>DC Switching Regulator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39">
            <text:p>2,39</text:p>
          </table:table-cell>
          <table:table-cell table:style-name="ce5" office:value-type="currency" office:currency="USD" office:value="4.78">
            <text:p>$4,78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office:value-type="string">
            <text:p>1N5819HW-FDICT-ND</text:p>
          </table:table-cell>
          <table:table-cell office:value-type="string">
            <text:p>DIODE SCHOTTKY 40V 1A SOD123</text:p>
          </table:table-cell>
          <table:table-cell office:value-type="string">
            <text:p>Diodo SCHOTTKY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2">
            <text:p>0,52</text:p>
          </table:table-cell>
          <table:table-cell table:style-name="ce5" office:value-type="currency" office:currency="USD" office:value="2.08">
            <text:p>$2,08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float" office:value="4">
            <text:p>4</text:p>
          </table:table-cell>
          <table:table-cell office:value-type="string">
            <text:p>LM1117MPX-3,3/NOPBCT-ND</text:p>
          </table:table-cell>
          <table:table-cell office:value-type="string">
            <text:p>IC REG LDO 3,3V ,8A SOT-223</text:p>
          </table:table-cell>
          <table:table-cell office:value-type="string">
            <text:p>Regulador 3,3V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1">
            <text:p>1,1</text:p>
          </table:table-cell>
          <table:table-cell table:style-name="ce5" office:value-type="currency" office:currency="USD" office:value="4.4">
            <text:p>$4,40</text:p>
          </table:table-cell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office:value-type="string">
            <text:p>MOC3011M-ND</text:p>
          </table:table-cell>
          <table:table-cell office:value-type="string">
            <text:p>OPTOCOUPLER TRIAC-OUT 6-DIP</text:p>
          </table:table-cell>
          <table:table-cell office:value-type="string">
            <text:p>Optotriac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559">
            <text:p>0,559</text:p>
          </table:table-cell>
          <table:table-cell table:style-name="ce5" office:value-type="currency" office:currency="USD" office:value="5.59">
            <text:p>$5,59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office:value-type="string">
            <text:p>2N7002K-T1-E3CT-ND</text:p>
          </table:table-cell>
          <table:table-cell office:value-type="string">
            <text:p>MOSFET N-CH 60V 300MA SOT-23</text:p>
          </table:table-cell>
          <table:table-cell office:value-type="string">
            <text:p>MOSFET N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38">
            <text:p>0,38</text:p>
          </table:table-cell>
          <table:table-cell table:style-name="ce5" office:value-type="currency" office:currency="USD" office:value="5.7">
            <text:p>$5,70</text:p>
          </table:table-cell>
          <table:table-cell table:number-columns-repeated="1015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8">
            <text:p>8</text:p>
          </table:table-cell>
          <table:table-cell office:value-type="string">
            <text:p>568-5670-5-ND</text:p>
          </table:table-cell>
          <table:table-cell office:value-type="string">
            <text:p>TRIAC 600V 4A TO220AB</text:p>
          </table:table-cell>
          <table:table-cell office:value-type="string">
            <text:p>Traic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64">
            <text:p>0,64</text:p>
          </table:table-cell>
          <table:table-cell table:style-name="ce5" office:value-type="currency" office:currency="USD" office:value="5.12">
            <text:p>$5,12</text:p>
          </table:table-cell>
          <table:table-cell table:number-columns-repeated="1015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office:value-type="string">
            <text:p>MAX7318AWG+-ND</text:p>
          </table:table-cell>
          <table:table-cell office:value-type="string">
            <text:p>IC PORT EXPANDER 16BIT 24SOIC</text:p>
          </table:table-cell>
          <table:table-cell office:value-type="string">
            <text:p>I/O I2C Control Displa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.53">
            <text:p>4,53</text:p>
          </table:table-cell>
          <table:table-cell table:style-name="ce5" office:value-type="currency" office:currency="USD" office:value="9.06">
            <text:p>$9,06</text:p>
          </table:table-cell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office:value-type="string">
            <text:p>NHD-12864WG-CTFH-V#N-ND</text:p>
          </table:table-cell>
          <table:table-cell office:value-type="string">
            <text:p>LCD GRAPHIC 128X64 TRANSFL</text:p>
          </table:table-cell>
          <table:table-cell office:value-type="string">
            <text:p>Display Grafic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5" office:value-type="currency" office:currency="USD" office:value="25">
            <text:p>$25,00</text:p>
          </table:table-cell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office:value-type="string">
            <text:p>PCE3625CT-ND</text:p>
          </table:table-cell>
          <table:table-cell office:value-type="string">
            <text:p>CAP ALUM 2200UF 16V 20% SMD</text:p>
          </table:table-cell>
          <table:table-cell office:value-type="string">
            <text:p>Capacitor 2200uF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81">
            <text:p>2,81</text:p>
          </table:table-cell>
          <table:table-cell table:style-name="ce5" office:value-type="currency" office:currency="USD" office:value="5.62">
            <text:p>$5,62</text:p>
          </table:table-cell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office:value-type="string">
            <text:p>PB1172CT-ND</text:p>
          </table:table-cell>
          <table:table-cell office:value-type="string">
            <text:p>RELAY TELECOM DPDT 5A 5V</text:p>
          </table:table-cell>
          <table:table-cell office:value-type="string">
            <text:p>Rele doble SM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17">
            <text:p>3,17</text:p>
          </table:table-cell>
          <table:table-cell table:style-name="ce5" office:value-type="currency" office:currency="USD" office:value="9.51">
            <text:p>$9,51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office:value-type="string">
            <text:p>A31725-ND</text:p>
          </table:table-cell>
          <table:table-cell office:value-type="string">
            <text:p>CONN USB RECEPT R/A TYPE B 4POS</text:p>
          </table:table-cell>
          <table:table-cell office:value-type="string">
            <text:p>Conector USB 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92">
            <text:p>1,92</text:p>
          </table:table-cell>
          <table:table-cell table:style-name="ce5" office:value-type="currency" office:currency="USD" office:value="1.92">
            <text:p>$1,92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office:value-type="string">
            <text:p>F4187-ND</text:p>
          </table:table-cell>
          <table:table-cell office:value-type="string">
            <text:p>CLIP FUSE 1/4" EARLESS PC MOUNT</text:p>
          </table:table-cell>
          <table:table-cell office:value-type="string">
            <text:p>Porta fusibl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19">
            <text:p>0,19</text:p>
          </table:table-cell>
          <table:table-cell table:style-name="ce5" office:value-type="currency" office:currency="USD" office:value="1.14">
            <text:p>$1,14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office:value-type="string">
            <text:p>HVS20H-ND</text:p>
          </table:table-cell>
          <table:table-cell office:value-type="string">
            <text:p>CONN HEADER 20PS VERT SHORT GOLD</text:p>
          </table:table-cell>
          <table:table-cell office:value-type="string">
            <text:p>Conector 20 pines plac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53">
            <text:p>1,53</text:p>
          </table:table-cell>
          <table:table-cell table:style-name="ce5" office:value-type="currency" office:currency="USD" office:value="6.12">
            <text:p>$6,12</text:p>
          </table:table-cell>
          <table:table-cell table:number-columns-repeated="1015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office:value-type="string">
            <text:p>101-00708-64-ND</text:p>
          </table:table-cell>
          <table:table-cell office:value-type="string">
            <text:p>CONN SD/MMC 9PIN PCB GOLD FLASH</text:p>
          </table:table-cell>
          <table:table-cell office:value-type="string">
            <text:p>Slot SdCar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94">
            <text:p>1,94</text:p>
          </table:table-cell>
          <table:table-cell table:style-name="ce5" office:value-type="currency" office:currency="USD" office:value="3.88">
            <text:p>$3,88</text:p>
          </table:table-cell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office:value-type="string">
            <text:p>568-4140-1-ND</text:p>
          </table:table-cell>
          <table:table-cell office:value-type="string">
            <text:p>DIODE ESD PROTECTION SOT143B</text:p>
          </table:table-cell>
          <table:table-cell office:value-type="string">
            <text:p>Proteccion US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7">
            <text:p>0,57</text:p>
          </table:table-cell>
          <table:table-cell table:style-name="ce5" office:value-type="currency" office:currency="USD" office:value="2.28">
            <text:p>$2,28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office:value-type="string">
            <text:p>HSC20S-ND</text:p>
          </table:table-cell>
          <table:table-cell office:value-type="string">
            <text:p>CONN SOCKT IDC 20POS W/O KEY TIN</text:p>
          </table:table-cell>
          <table:table-cell office:value-type="string">
            <text:p>Conector 20 pines cabl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6">
            <text:p>0,56</text:p>
          </table:table-cell>
          <table:table-cell table:style-name="ce5" office:value-type="currency" office:currency="USD" office:value="2.24">
            <text:p>$2,24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8">
            <text:p>8</text:p>
          </table:table-cell>
          <table:table-cell office:value-type="string">
            <text:p>609-3531-ND</text:p>
          </table:table-cell>
          <table:table-cell office:value-type="string">
            <text:p>CONN HEADER 8POS DUAL VERT PCB</text:p>
          </table:table-cell>
          <table:table-cell office:value-type="string">
            <text:p>Conector 8 pines plac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05">
            <text:p>1,05</text:p>
          </table:table-cell>
          <table:table-cell table:style-name="ce5" office:value-type="currency" office:currency="USD" office:value="8.4">
            <text:p>$8,40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8">
            <text:p>8</text:p>
          </table:table-cell>
          <table:table-cell office:value-type="string">
            <text:p>609-3568-ND</text:p>
          </table:table-cell>
          <table:table-cell office:value-type="string">
            <text:p>CONN SOCKET IDC 8POS DL SR 30AU</text:p>
          </table:table-cell>
          <table:table-cell office:value-type="string">
            <text:p>Conector 8 pines cabl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94">
            <text:p>0,94</text:p>
          </table:table-cell>
          <table:table-cell table:style-name="ce5" office:value-type="currency" office:currency="USD" office:value="7.52">
            <text:p>$7,52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office:value-type="string">
            <text:p>A33231-ND</text:p>
          </table:table-cell>
          <table:table-cell office:value-type="string">
            <text:p>CONN HEADER 3MM 2POS DUAL GOLD</text:p>
          </table:table-cell>
          <table:table-cell office:value-type="string">
            <text:p>Conector 2 pines placa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926">
            <text:p>0,926</text:p>
          </table:table-cell>
          <table:table-cell table:style-name="ce5" office:value-type="currency" office:currency="USD" office:value="18.52">
            <text:p>$18,52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20">
            <text:p>20</text:p>
          </table:table-cell>
          <table:table-cell office:value-type="string">
            <text:p>A30293-ND</text:p>
          </table:table-cell>
          <table:table-cell office:value-type="string">
            <text:p>CONN RCPT 3MM 2POS DL MATE-N-L</text:p>
          </table:table-cell>
          <table:table-cell office:value-type="string">
            <text:p>Conector 2 pines cabl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405">
            <text:p>0,405</text:p>
          </table:table-cell>
          <table:table-cell table:style-name="ce5" office:value-type="currency" office:currency="USD" office:value="8.1">
            <text:p>$8,10</text:p>
          </table:table-cell>
          <table:table-cell table:number-columns-repeated="1015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50">
            <text:p>50</text:p>
          </table:table-cell>
          <table:table-cell office:value-type="string">
            <text:p>A33279-ND</text:p>
          </table:table-cell>
          <table:table-cell office:value-type="string">
            <text:p>CONN SOCKET 26-30AWG GOLD CRIMP</text:p>
          </table:table-cell>
          <table:table-cell office:value-type="string">
            <text:p>Crimp conector 2 pines cable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1392">
            <text:p>0,1392</text:p>
          </table:table-cell>
          <table:table-cell table:style-name="ce5" office:value-type="currency" office:currency="USD" office:value="6.96">
            <text:p>$6,96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office:value-type="string">
            <text:p>A30259-ND</text:p>
          </table:table-cell>
          <table:table-cell office:value-type="string">
            <text:p>CONN RECEPT 3MM 3POS MATE-N-LOK</text:p>
          </table:table-cell>
          <table:table-cell office:value-type="string">
            <text:p>Conector 3 pines cable sensor corrient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4">
            <text:p>0,44</text:p>
          </table:table-cell>
          <table:table-cell table:style-name="ce5" office:value-type="currency" office:currency="USD" office:value="0.88">
            <text:p>$0,88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office:value-type="string">
            <text:p>A33198-ND</text:p>
          </table:table-cell>
          <table:table-cell office:value-type="string">
            <text:p>CONN HEADER 3MM 3POS GOLD T/H</text:p>
          </table:table-cell>
          <table:table-cell office:value-type="string">
            <text:p>Conector 3 pines placa sensor corrient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91">
            <text:p>0,91</text:p>
          </table:table-cell>
          <table:table-cell table:style-name="ce5" office:value-type="currency" office:currency="USD" office:value="1.82">
            <text:p>$1,82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float" office:value="6">
            <text:p>6</text:p>
          </table:table-cell>
          <table:table-cell office:value-type="string">
            <text:p>A102007-ND</text:p>
          </table:table-cell>
          <table:table-cell office:value-type="string">
            <text:p>CONN HOUSING 1POS BLACK</text:p>
          </table:table-cell>
          <table:table-cell office:value-type="string">
            <text:p>Conector HV cabl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67">
            <text:p>0,67</text:p>
          </table:table-cell>
          <table:table-cell table:style-name="ce5" office:value-type="currency" office:currency="USD" office:value="4.02">
            <text:p>$4,02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6">
            <text:p>6</text:p>
          </table:table-cell>
          <table:table-cell office:value-type="string">
            <text:p>1744042-1-ND</text:p>
          </table:table-cell>
          <table:table-cell office:value-type="string">
            <text:p>CONN TERM NON GENDERED 16-20AWG</text:p>
          </table:table-cell>
          <table:table-cell office:value-type="string">
            <text:p>Pin HV plac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27">
            <text:p>0,27</text:p>
          </table:table-cell>
          <table:table-cell table:style-name="ce5" office:value-type="currency" office:currency="USD" office:value="1.62">
            <text:p>$1,62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float" office:value="6">
            <text:p>6</text:p>
          </table:table-cell>
          <table:table-cell office:value-type="string">
            <text:p>MDB10SFSCT-ND</text:p>
          </table:table-cell>
          <table:table-cell office:value-type="string">
            <text:p>IC BRIDGE DIODE 1000V 4-MICRODIP</text:p>
          </table:table-cell>
          <table:table-cell office:value-type="string">
            <text:p>Punte diodos 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45">
            <text:p>0,45</text:p>
          </table:table-cell>
          <table:table-cell table:style-name="ce5" office:value-type="currency" office:currency="USD" office:value="2.7">
            <text:p>$2,70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office:value-type="string">
            <text:p>GBPC3512W-ND</text:p>
          </table:table-cell>
          <table:table-cell office:value-type="string">
            <text:p>RECT BRIDGE 1-PH 1200V 35A GBPCW</text:p>
          </table:table-cell>
          <table:table-cell office:value-type="string">
            <text:p>Puente diodos 1200v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.16">
            <text:p>4,16</text:p>
          </table:table-cell>
          <table:table-cell table:style-name="ce5" office:value-type="currency" office:currency="USD" office:value="4.16">
            <text:p>$4,16</text:p>
          </table:table-cell>
          <table:table-cell table:number-columns-repeated="1015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office:value-type="float" office:value="10">
            <text:p>10</text:p>
          </table:table-cell>
          <table:table-cell office:value-type="string">
            <text:p>160-1443-1-ND</text:p>
          </table:table-cell>
          <table:table-cell office:value-type="string">
            <text:p>LED GREEN CLEAR THIN 0603 SMD</text:p>
          </table:table-cell>
          <table:table-cell office:value-type="string">
            <text:p>Leds Verd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43">
            <text:p>0,243</text:p>
          </table:table-cell>
          <table:table-cell table:style-name="ce5" office:value-type="currency" office:currency="USD" office:value="2.43">
            <text:p>$2,43</text:p>
          </table:table-cell>
          <table:table-cell table:number-columns-repeated="1015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office:value-type="string">
            <text:p>160-1447-1-ND</text:p>
          </table:table-cell>
          <table:table-cell office:value-type="string">
            <text:p>LED SUPER RED CLR THIN 0603 SMD</text:p>
          </table:table-cell>
          <table:table-cell office:value-type="string">
            <text:p>Leds Rojo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48">
            <text:p>0,248</text:p>
          </table:table-cell>
          <table:table-cell table:style-name="ce5" office:value-type="currency" office:currency="USD" office:value="2.48">
            <text:p>$2,48</text:p>
          </table:table-cell>
          <table:table-cell table:number-columns-repeated="1015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5">
            <text:p>5</text:p>
          </table:table-cell>
          <table:table-cell office:value-type="string">
            <text:p>160-1647-1-ND</text:p>
          </table:table-cell>
          <table:table-cell office:value-type="string">
            <text:p>LED 468NM BLUE CLEAR 0603 SMD</text:p>
          </table:table-cell>
          <table:table-cell office:value-type="string">
            <text:p>Leds Azu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45">
            <text:p>0,45</text:p>
          </table:table-cell>
          <table:table-cell table:style-name="ce5" office:value-type="currency" office:currency="USD" office:value="2.25">
            <text:p>$2,25</text:p>
          </table:table-cell>
          <table:table-cell table:number-columns-repeated="1015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office:value-type="string">
            <text:p>160-1737-1-ND</text:p>
          </table:table-cell>
          <table:table-cell office:value-type="string">
            <text:p>LED WHITE YELLOW 260MCD 1206</text:p>
          </table:table-cell>
          <table:table-cell office:value-type="string">
            <text:p>Leds Blanco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58">
            <text:p>0,58</text:p>
          </table:table-cell>
          <table:table-cell table:style-name="ce5" office:value-type="currency" office:currency="USD" office:value="2.9">
            <text:p>$2,90</text:p>
          </table:table-cell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25">
            <text:p>25</text:p>
          </table:table-cell>
          <table:table-cell office:value-type="string">
            <text:p>P1,0KECT-ND</text:p>
          </table:table-cell>
          <table:table-cell office:value-type="string">
            <text:p>RES 1,0K OHM 1/4W 5% 1206 SMD</text:p>
          </table:table-cell>
          <table:table-cell office:value-type="string">
            <text:p>Resistencia 1K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2.5">
            <text:p>$2,50</text:p>
          </table:table-cell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25">
            <text:p>25</text:p>
          </table:table-cell>
          <table:table-cell office:value-type="string">
            <text:p>P10KECT-ND</text:p>
          </table:table-cell>
          <table:table-cell office:value-type="string">
            <text:p>RES 10K OHM 1/4W 5% 1206 SMD</text:p>
          </table:table-cell>
          <table:table-cell office:value-type="string">
            <text:p>Resistencia 10K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2.5">
            <text:p>$2,50</text:p>
          </table:table-cell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25">
            <text:p>25</text:p>
          </table:table-cell>
          <table:table-cell office:value-type="string">
            <text:p>P560GCT-ND</text:p>
          </table:table-cell>
          <table:table-cell office:value-type="string">
            <text:p>RES 560 OHM 1/10W 5% 0603 SMD</text:p>
          </table:table-cell>
          <table:table-cell office:value-type="string">
            <text:p>Resistencia 56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2.5">
            <text:p>$2,50</text:p>
          </table:table-cell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float" office:value="25">
            <text:p>25</text:p>
          </table:table-cell>
          <table:table-cell office:value-type="string">
            <text:p>P270GCT-ND</text:p>
          </table:table-cell>
          <table:table-cell office:value-type="string">
            <text:p>RES 270 OHM 1/10W 5% 0603 SMD</text:p>
          </table:table-cell>
          <table:table-cell office:value-type="string">
            <text:p>Resistencia 27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2.5">
            <text:p>$2,50</text:p>
          </table:table-cell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float" office:value="10">
            <text:p>10</text:p>
          </table:table-cell>
          <table:table-cell office:value-type="string">
            <text:p>P5,6KGCT-ND</text:p>
          </table:table-cell>
          <table:table-cell office:value-type="string">
            <text:p>RES 5,6K OHM 1/10W 5% 0603 SMD</text:p>
          </table:table-cell>
          <table:table-cell office:value-type="string">
            <text:p>Resistencia 5,6K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1">
            <text:p>$1,00</text:p>
          </table:table-cell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float" office:value="10">
            <text:p>10</text:p>
          </table:table-cell>
          <table:table-cell office:value-type="string">
            <text:p>P3,3KGCT-ND</text:p>
          </table:table-cell>
          <table:table-cell office:value-type="string">
            <text:p>RES 3,3K OHM 1/10W 5% 0603 SMD</text:p>
          </table:table-cell>
          <table:table-cell office:value-type="string">
            <text:p>Resistencia 3,3K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1">
            <text:p>$1,00</text:p>
          </table:table-cell>
          <table:table-cell table:number-columns-repeated="1015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float" office:value="6">
            <text:p>6</text:p>
          </table:table-cell>
          <table:table-cell office:value-type="string">
            <text:p>PCE3874CT-ND</text:p>
          </table:table-cell>
          <table:table-cell office:value-type="string">
            <text:p>CAP ALUM 330UF 10V 20% SMD</text:p>
          </table:table-cell>
          <table:table-cell office:value-type="string">
            <text:p>Capacitor 330uF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75">
            <text:p>0,75</text:p>
          </table:table-cell>
          <table:table-cell table:style-name="ce5" office:value-type="currency" office:currency="USD" office:value="4.5">
            <text:p>$4,50</text:p>
          </table:table-cell>
          <table:table-cell table:number-columns-repeated="1015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6">
            <text:p>6</text:p>
          </table:table-cell>
          <table:table-cell office:value-type="string">
            <text:p>PCE3880CT-ND</text:p>
          </table:table-cell>
          <table:table-cell office:value-type="string">
            <text:p>CAP ALUM 100UF 16V 20% SMD</text:p>
          </table:table-cell>
          <table:table-cell office:value-type="string">
            <text:p>Capacitor 100uF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55">
            <text:p>0,55</text:p>
          </table:table-cell>
          <table:table-cell table:style-name="ce5" office:value-type="currency" office:currency="USD" office:value="3.3">
            <text:p>$3,30</text:p>
          </table:table-cell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float" office:value="10">
            <text:p>10</text:p>
          </table:table-cell>
          <table:table-cell office:value-type="string">
            <text:p>P2,2KGCT-ND</text:p>
          </table:table-cell>
          <table:table-cell office:value-type="string">
            <text:p>RES 2,2K OHM 1/10W 5% 0603 SMD</text:p>
          </table:table-cell>
          <table:table-cell office:value-type="string">
            <text:p>Resistencia 2,2K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1">
            <text:p>$1,00</text:p>
          </table:table-cell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float" office:value="6">
            <text:p>6</text:p>
          </table:table-cell>
          <table:table-cell office:value-type="string">
            <text:p>RNX10,0MBCT-ND</text:p>
          </table:table-cell>
          <table:table-cell office:value-type="string">
            <text:p>RES 10,0M OHM 1% 100 PPM 1W</text:p>
          </table:table-cell>
          <table:table-cell office:value-type="string">
            <text:p>Resistencia 10M 1000v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.73">
            <text:p>1,73</text:p>
          </table:table-cell>
          <table:table-cell table:style-name="ce5" office:value-type="currency" office:currency="USD" office:value="10.38">
            <text:p>$10,38</text:p>
          </table:table-cell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float" office:value="6">
            <text:p>6</text:p>
          </table:table-cell>
          <table:table-cell office:value-type="string">
            <text:p>P22KW-1BK-ND</text:p>
          </table:table-cell>
          <table:table-cell office:value-type="string">
            <text:p>RES 22K OHM 1W 5% METAL OXIDE</text:p>
          </table:table-cell>
          <table:table-cell office:value-type="string">
            <text:p>Resistencia 22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34">
            <text:p>0,34</text:p>
          </table:table-cell>
          <table:table-cell table:style-name="ce5" office:value-type="currency" office:currency="USD" office:value="2.04">
            <text:p>$2,04</text:p>
          </table:table-cell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float" office:value="10">
            <text:p>10</text:p>
          </table:table-cell>
          <table:table-cell office:value-type="string">
            <text:p>1N4148WXTPMSCT-ND</text:p>
          </table:table-cell>
          <table:table-cell office:value-type="string">
            <text:p>DIODE SWITCH 75V 150MA SOD323</text:p>
          </table:table-cell>
          <table:table-cell office:value-type="string">
            <text:p>Diodo 1n414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02">
            <text:p>0,202</text:p>
          </table:table-cell>
          <table:table-cell table:style-name="ce5" office:value-type="currency" office:currency="USD" office:value="2.02">
            <text:p>$2,02</text:p>
          </table:table-cell>
          <table:table-cell table:number-columns-repeated="1015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office:value-type="string">
            <text:p>D4AA14-ND</text:p>
          </table:table-cell>
          <table:table-cell office:value-type="string">
            <text:p>TRIMMER 10K OHM 0,1W TH</text:p>
          </table:table-cell>
          <table:table-cell office:value-type="string">
            <text:p>Prese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4">
            <text:p>0,54</text:p>
          </table:table-cell>
          <table:table-cell table:style-name="ce5" office:value-type="currency" office:currency="USD" office:value="1.08">
            <text:p>$1,08</text:p>
          </table:table-cell>
          <table:table-cell table:number-columns-repeated="1015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3" office:value-type="float" office:value="6">
            <text:p>6</text:p>
          </table:table-cell>
          <table:table-cell office:value-type="string">
            <text:p>490-4217-ND</text:p>
          </table:table-cell>
          <table:table-cell office:value-type="string">
            <text:p>CAP CER 10000PF 250V 20% RADIAL</text:p>
          </table:table-cell>
          <table:table-cell office:value-type="string">
            <text:p>Capacitor 0,1uF 220V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62">
            <text:p>0,62</text:p>
          </table:table-cell>
          <table:table-cell table:style-name="ce5" office:value-type="currency" office:currency="USD" office:value="3.72">
            <text:p>$3,72</text:p>
          </table:table-cell>
          <table:table-cell table:number-columns-repeated="1015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office:value-type="string">
            <text:p>PCE3869CT-ND</text:p>
          </table:table-cell>
          <table:table-cell office:value-type="string">
            <text:p>CAP ALUM 22UF 10V 20% SMD</text:p>
          </table:table-cell>
          <table:table-cell office:value-type="string">
            <text:p>Capacitor 22uF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4">
            <text:p>0,44</text:p>
          </table:table-cell>
          <table:table-cell table:style-name="ce5" office:value-type="currency" office:currency="USD" office:value="0.88">
            <text:p>$0,88</text:p>
          </table:table-cell>
          <table:table-cell table:number-columns-repeated="1015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float" office:value="2">
            <text:p>2</text:p>
          </table:table-cell>
          <table:table-cell office:value-type="string">
            <text:p>PCE3910CT-ND</text:p>
          </table:table-cell>
          <table:table-cell office:value-type="string">
            <text:p>CAP ALUM 4,7UF 25V 20% SMD</text:p>
          </table:table-cell>
          <table:table-cell office:value-type="string">
            <text:p>Capacitor 4,7uF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4">
            <text:p>0,44</text:p>
          </table:table-cell>
          <table:table-cell table:style-name="ce5" office:value-type="currency" office:currency="USD" office:value="0.88">
            <text:p>$0,88</text:p>
          </table:table-cell>
          <table:table-cell table:number-columns-repeated="1015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3" office:value-type="float" office:value="20">
            <text:p>20</text:p>
          </table:table-cell>
          <table:table-cell office:value-type="string">
            <text:p>445-1268-1-ND</text:p>
          </table:table-cell>
          <table:table-cell office:value-type="string">
            <text:p>CAP CER 0,1UF 16V Y5V 0402</text:p>
          </table:table-cell>
          <table:table-cell office:value-type="string">
            <text:p>Capacitor 100nF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024">
            <text:p>0,024</text:p>
          </table:table-cell>
          <table:table-cell table:style-name="ce5" office:value-type="currency" office:currency="USD" office:value="0.48">
            <text:p>$0,48</text:p>
          </table:table-cell>
          <table:table-cell table:number-columns-repeated="1015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4">
            <text:p>4</text:p>
          </table:table-cell>
          <table:table-cell office:value-type="string">
            <text:p>445-4998-1-ND</text:p>
          </table:table-cell>
          <table:table-cell office:value-type="string">
            <text:p>CAP CER 1UF 6,3V 10% X5R 0402</text:p>
          </table:table-cell>
          <table:table-cell office:value-type="string">
            <text:p>Capacitor 1uF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">
            <text:p>0,1</text:p>
          </table:table-cell>
          <table:table-cell table:style-name="ce5" office:value-type="currency" office:currency="USD" office:value="0.4">
            <text:p>$0,4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Default"/>
          <table:table-cell office:value-type="string">
            <text:p>Subtotal</text:p>
          </table:table-cell>
          <table:table-cell table:style-name="ce6" table:formula="of:=SUM([.H3:.H62])" office:value-type="currency" office:currency="USD" office:value="405.5">
            <text:p>$405,50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Default"/>
          <table:table-cell office:value-type="string">
            <text:p>Shipping</text:p>
          </table:table-cell>
          <table:table-cell table:style-name="ce6" office:value-type="currency" office:currency="USD" office:value="145.87">
            <text:p>$145,8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office:value-type="string">
            <text:p>Total</text:p>
          </table:table-cell>
          <table:table-cell table:style-name="ce6" table:formula="of:=SUM([.H64:.H65])" office:value-type="currency" office:currency="USD" office:value="551.37">
            <text:p>$551,37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lien League" svg:font-family="'Alien League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ien League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2" number:min-integer-digits="1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2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2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integer-digits="1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2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2"/>
      <style:map style:condition="value()&gt;=0" style:apply-style-name="N11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document-statistic meta:table-count="1" meta:cell-count="494" meta:object-count="0"/>
  </office:meta>
</office:document-meta>
</file>